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2"/>
    <style:style style:name="P2" style:family="paragraph" style:parent-style-name="Standard" style:list-style-name="L3"/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i" text:start-value="100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RANCH PREDICTION</text:p>
      <text:p text:style-name="Standard">1.</text:p>
      <text:p text:style-name="Standard"><text:tab/>a) One Bit BHT given -0.1, 0.888 yields a success rate around .45. And the predicted state <text:tab/>sequence is T N T N T N T N T N T N T N T N T N T</text:p>
      <text:p text:style-name="Standard"><text:tab/> <text:s text:c="2"/>Two Bit BHT given 0.5, 0.777 yields a success rate is 0.3. <text:s/>And the predicted state sequence is</text:p>
      <text:p text:style-name="Standard"><text:tab/>T N T N T N T N T N T N T N T N T N T</text:p>
      <text:p text:style-name="Standard"><text:tab/> <text:s/>2x2 Correlating given 0.5, 0.77778 yields a success rate of 0.6. And the predicted state <text:tab/>sequence is T N T N T N T N T N T N T N T N T N T</text:p>
      <text:p text:style-name="Standard"/>
      <text:p text:style-name="Standard"><text:tab/>b) The predicted sequence for the two bit BHT thing is T N T N T N T N T N T N T N T N T N <text:tab/>T and the actual sequence is N NT NT TN N T NT T N T NT T N T NT T N T NT TN</text:p>
      <text:p text:style-name="Standard">2.</text:p>
      <text:p text:style-name="Standard"><text:tab/>a) Dynamic branch prediction is different from static in that it records past data in order to learn <text:tab/>from it and optimize the prediction.</text:p>
      <text:p text:style-name="Standard"><text:tab/>1-bit branch prediction stores the last result while 2-bit stores the last two results.</text:p>
      <text:p text:style-name="Standard"><text:tab/></text:p>
      <text:p text:style-name="Standard"><text:tab/>b) The static branch prediction scheme is 1. predict never taken 2. predict always taken </text:p>
      <text:list xml:id="list33281653" text:style-name="L2">
        <text:list-item>
          <text:list>
            <text:list-item>
              <text:list>
                <text:list-item>
                  <text:p text:style-name="P1">Predict by opcode.</text:p>
                  <text:p text:style-name="P1"/>
                </text:list-item>
              </text:list>
            </text:list-item>
          </text:list>
        </text:list-item>
      </text:list>
      <text:list xml:id="list33370958" text:style-name="L3">
        <text:list-item>
          <text:list>
            <text:list-item>
              <text:list>
                <text:list-item>
                  <text:p text:style-name="P2">Dynamic branch prediction records the history of conditional branch instructions.</text:p>
                </text:list-item>
              </text:list>
            </text:list-item>
          </text:list>
        </text:list-item>
      </text:list>
      <text:p text:style-name="Standard"/>
      <text:p text:style-name="Standard">BRANCH TARGET BUFFER</text:p>
      <text:p text:style-name="Standard">1.</text:p>
      <text:p text:style-name="Standard"><text:tab/>a)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4-17T11:12:40.31</meta:creation-date>
    <dc:date>2012-04-18T13:41:45.71</dc:date>
    <meta:editing-duration>PT01H46M48S</meta:editing-duration>
    <meta:editing-cycles>2</meta:editing-cycles>
    <meta:generator>OpenOffice.org/3.2$Win32 OpenOffice.org_project/320m18$Build-9502</meta:generator>
    <meta:document-statistic meta:table-count="0" meta:image-count="0" meta:object-count="0" meta:page-count="1" meta:paragraph-count="17" meta:word-count="243" meta:character-count="1058"/>
  </office:meta>
</office:document-meta>
</file>